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3cm" style:rel-column-width="16577*"/>
    </style:style>
    <style:style style:name="Tableau1.B" style:family="table-column">
      <style:table-column-properties style:column-width="12.7cm" style:rel-column-width="4895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2409*"/>
    </style:style>
    <style:style style:name="Tableau2.B" style:family="table-column">
      <style:table-column-properties style:column-width="4.251cm" style:rel-column-width="241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2409*"/>
    </style:style>
    <style:style style:name="Tableau3.B" style:family="table-column">
      <style:table-column-properties style:column-width="4.251cm" style:rel-column-width="2410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fb5" officeooo:paragraph-rsid="001fefb5"/>
    </style:style>
    <style:style style:name="P2" style:family="paragraph" style:parent-style-name="Standard">
      <style:text-properties fo:font-weight="bold" officeooo:rsid="001edd94" officeooo:paragraph-rsid="001edd94" style:font-weight-asian="bold" style:font-weight-complex="bold"/>
    </style:style>
    <style:style style:name="P3" style:family="paragraph" style:parent-style-name="Standard">
      <style:text-properties fo:font-weight="bold" officeooo:rsid="001fefb5" officeooo:paragraph-rsid="001fefb5" style:font-weight-asian="bold" style:font-weight-complex="bold"/>
    </style:style>
    <style:style style:name="P4" style:family="paragraph" style:parent-style-name="Standard">
      <style:text-properties fo:font-weight="bold" officeooo:rsid="0024dc85" officeooo:paragraph-rsid="0024dc85" style:font-weight-asian="bold" style:font-weight-complex="bold"/>
    </style:style>
    <style:style style:name="P5" style:family="paragraph" style:parent-style-name="Standard">
      <style:text-properties fo:font-weight="bold" officeooo:rsid="003228f0" officeooo:paragraph-rsid="003228f0" style:font-weight-asian="bold" style:font-weight-complex="bold"/>
    </style:style>
    <style:style style:name="P6" style:family="paragraph" style:parent-style-name="Standard">
      <style:text-properties fo:font-weight="bold" officeooo:rsid="0039e7e8" officeooo:paragraph-rsid="0039e7e8" style:font-weight-asian="bold" style:font-weight-complex="bold"/>
    </style:style>
    <style:style style:name="P7" style:family="paragraph" style:parent-style-name="Standard">
      <style:text-properties fo:font-weight="bold" officeooo:rsid="00391586" officeooo:paragraph-rsid="00391586" style:font-weight-asian="bold" style:font-weight-complex="bold"/>
    </style:style>
    <style:style style:name="P8" style:family="paragraph" style:parent-style-name="Standard">
      <style:text-properties officeooo:rsid="0021c679" officeooo:paragraph-rsid="0021c679"/>
    </style:style>
    <style:style style:name="P9" style:family="paragraph" style:parent-style-name="Standard">
      <style:text-properties officeooo:rsid="002306f6" officeooo:paragraph-rsid="002306f6"/>
    </style:style>
    <style:style style:name="P10" style:family="paragraph" style:parent-style-name="Standard">
      <style:text-properties fo:font-style="italic" officeooo:rsid="002306f6" officeooo:paragraph-rsid="002306f6" style:font-style-asian="italic" style:font-style-complex="italic"/>
    </style:style>
    <style:style style:name="P11" style:family="paragraph" style:parent-style-name="Standard">
      <style:text-properties officeooo:rsid="00248008" officeooo:paragraph-rsid="00248008"/>
    </style:style>
    <style:style style:name="P12" style:family="paragraph" style:parent-style-name="Standard">
      <style:text-properties officeooo:rsid="0024dc85" officeooo:paragraph-rsid="0024dc85"/>
    </style:style>
    <style:style style:name="P13" style:family="paragraph" style:parent-style-name="Standard">
      <style:text-properties fo:font-weight="normal" officeooo:rsid="0024dc85" officeooo:paragraph-rsid="0024dc85" style:font-weight-asian="normal" style:font-weight-complex="normal"/>
    </style:style>
    <style:style style:name="P14" style:family="paragraph" style:parent-style-name="Standard">
      <style:text-properties fo:font-weight="normal" officeooo:rsid="003228f0" officeooo:paragraph-rsid="003228f0" style:font-weight-asian="normal" style:font-weight-complex="normal"/>
    </style:style>
    <style:style style:name="P15" style:family="paragraph" style:parent-style-name="Standard">
      <style:text-properties fo:font-weight="normal" officeooo:rsid="003415e6" officeooo:paragraph-rsid="003415e6" style:font-weight-asian="normal" style:font-weight-complex="normal"/>
    </style:style>
    <style:style style:name="P16" style:family="paragraph" style:parent-style-name="Standard">
      <style:text-properties fo:font-weight="normal" officeooo:rsid="0034aec2" officeooo:paragraph-rsid="0034aec2" style:font-weight-asian="normal" style:font-weight-complex="normal"/>
    </style:style>
    <style:style style:name="P17" style:family="paragraph" style:parent-style-name="Standard">
      <style:text-properties fo:font-weight="normal" officeooo:rsid="00356e44" officeooo:paragraph-rsid="00356e44" style:font-weight-asian="normal" style:font-weight-complex="normal"/>
    </style:style>
    <style:style style:name="P18" style:family="paragraph" style:parent-style-name="Standard">
      <style:text-properties fo:font-weight="normal" officeooo:rsid="00391586" officeooo:paragraph-rsid="00391586" style:font-weight-asian="normal" style:font-weight-complex="normal"/>
    </style:style>
    <style:style style:name="P19" style:family="paragraph" style:parent-style-name="Standard">
      <style:text-properties fo:font-weight="normal" officeooo:rsid="0039e7e8" officeooo:paragraph-rsid="0039e7e8" style:font-weight-asian="normal" style:font-weight-complex="normal"/>
    </style:style>
    <style:style style:name="P20" style:family="paragraph" style:parent-style-name="Standard">
      <style:text-properties fo:font-weight="normal" officeooo:rsid="003ca1c1" officeooo:paragraph-rsid="003ca1c1" style:font-weight-asian="normal" style:font-weight-complex="normal"/>
    </style:style>
    <style:style style:name="P21" style:family="paragraph" style:parent-style-name="Standard">
      <style:text-properties fo:font-weight="normal" officeooo:rsid="003d3901" officeooo:paragraph-rsid="003d3901" style:font-weight-asian="normal" style:font-weight-complex="normal"/>
    </style:style>
    <style:style style:name="P22" style:family="paragraph" style:parent-style-name="Standard">
      <style:text-properties officeooo:rsid="00255f62" officeooo:paragraph-rsid="00255f62"/>
    </style:style>
    <style:style style:name="P23" style:family="paragraph" style:parent-style-name="Standard">
      <style:text-properties officeooo:rsid="0026c2a1" officeooo:paragraph-rsid="0026c2a1"/>
    </style:style>
    <style:style style:name="P24" style:family="paragraph" style:parent-style-name="Standard">
      <style:text-properties officeooo:rsid="0027ccc7" officeooo:paragraph-rsid="0027ccc7"/>
    </style:style>
    <style:style style:name="P25" style:family="paragraph" style:parent-style-name="Table_20_Contents">
      <style:text-properties officeooo:rsid="002b3396" officeooo:paragraph-rsid="002b3396"/>
    </style:style>
    <style:style style:name="P26" style:family="paragraph" style:parent-style-name="Table_20_Contents">
      <style:text-properties officeooo:rsid="002c13aa" officeooo:paragraph-rsid="002c13aa"/>
    </style:style>
    <style:style style:name="P27" style:family="paragraph" style:parent-style-name="Table_20_Contents">
      <style:text-properties officeooo:rsid="002d5e7d" officeooo:paragraph-rsid="002d5e7d"/>
    </style:style>
    <style:style style:name="P28" style:family="paragraph" style:parent-style-name="Table_20_Contents">
      <style:text-properties officeooo:rsid="002da373" officeooo:paragraph-rsid="002da373"/>
    </style:style>
    <style:style style:name="P29" style:family="paragraph" style:parent-style-name="Table_20_Contents">
      <style:text-properties officeooo:rsid="002e6288" officeooo:paragraph-rsid="002e6288"/>
    </style:style>
    <style:style style:name="P30" style:family="paragraph" style:parent-style-name="Table_20_Contents">
      <style:text-properties officeooo:rsid="002f1317" officeooo:paragraph-rsid="002f1317"/>
    </style:style>
    <style:style style:name="P31" style:family="paragraph" style:parent-style-name="Standard">
      <style:text-properties fo:font-style="normal" officeooo:rsid="0021c679" officeooo:paragraph-rsid="0021c679" style:font-style-asian="normal" style:font-style-complex="normal"/>
    </style:style>
    <style:style style:name="P32" style:family="paragraph" style:parent-style-name="Standard" style:list-style-name="L1">
      <style:text-properties officeooo:rsid="0026c2a1" officeooo:paragraph-rsid="0026c2a1"/>
    </style:style>
    <style:style style:name="P33" style:family="paragraph" style:parent-style-name="Standard">
      <style:text-properties fo:font-weight="normal" officeooo:rsid="003e0817" officeooo:paragraph-rsid="003e0817" style:font-weight-asian="normal" style:font-weight-complex="normal"/>
    </style:style>
    <style:style style:name="P34" style:family="paragraph" style:parent-style-name="Standard">
      <style:text-properties fo:font-weight="normal" officeooo:rsid="003e0817" officeooo:paragraph-rsid="0044474c" style:font-weight-asian="normal" style:font-weight-complex="normal"/>
    </style:style>
    <style:style style:name="P35" style:family="paragraph" style:parent-style-name="Standard">
      <style:text-properties fo:font-weight="normal" officeooo:rsid="0042d77e" officeooo:paragraph-rsid="0042d77e" style:font-weight-asian="normal" style:font-weight-complex="normal"/>
    </style:style>
    <style:style style:name="P36" style:family="paragraph" style:parent-style-name="Standard">
      <style:text-properties fo:font-weight="normal" officeooo:rsid="0044474c" officeooo:paragraph-rsid="0044474c" style:font-weight-asian="normal" style:font-weight-complex="normal"/>
    </style:style>
    <style:style style:name="P37" style:family="paragraph" style:parent-style-name="Standard">
      <style:text-properties fo:font-weight="normal" officeooo:rsid="0046557f" officeooo:paragraph-rsid="0046557f" style:font-weight-asian="normal" style:font-weight-complex="normal"/>
    </style:style>
    <style:style style:name="P38" style:family="paragraph" style:parent-style-name="Standard">
      <style:text-properties fo:font-weight="normal" officeooo:rsid="00472876" officeooo:paragraph-rsid="00472876" style:font-weight-asian="normal" style:font-weight-complex="normal"/>
    </style:style>
    <style:style style:name="P39" style:family="paragraph" style:parent-style-name="Standard">
      <style:text-properties fo:font-weight="normal" officeooo:rsid="00488360" officeooo:paragraph-rsid="00488360" style:font-weight-asian="normal" style:font-weight-complex="normal"/>
    </style:style>
    <style:style style:name="P40" style:family="paragraph" style:parent-style-name="Standard">
      <style:text-properties fo:font-weight="normal" officeooo:rsid="0034aec2" officeooo:paragraph-rsid="0034aec2" style:font-weight-asian="normal" style:font-weight-complex="normal"/>
    </style:style>
    <style:style style:name="P41" style:family="paragraph" style:parent-style-name="Table_20_Contents">
      <style:text-properties officeooo:rsid="003ea7de" officeooo:paragraph-rsid="003ea7de"/>
    </style:style>
    <style:style style:name="P42" style:family="paragraph" style:parent-style-name="Table_20_Contents">
      <style:text-properties officeooo:rsid="003ea7de" officeooo:paragraph-rsid="0044474c"/>
    </style:style>
    <style:style style:name="P43" style:family="paragraph" style:parent-style-name="Table_20_Contents">
      <style:text-properties officeooo:rsid="003f01aa" officeooo:paragraph-rsid="003f01aa"/>
    </style:style>
    <style:style style:name="P44" style:family="paragraph" style:parent-style-name="Table_20_Contents">
      <style:text-properties officeooo:rsid="003f01aa" officeooo:paragraph-rsid="0044474c"/>
    </style:style>
    <style:style style:name="P45" style:family="paragraph" style:parent-style-name="Table_20_Contents">
      <style:text-properties officeooo:rsid="00405699" officeooo:paragraph-rsid="00405699"/>
    </style:style>
    <style:style style:name="P46" style:family="paragraph" style:parent-style-name="Table_20_Contents">
      <style:text-properties fo:font-weight="bold" officeooo:rsid="003ea7de" officeooo:paragraph-rsid="003ea7de" style:font-weight-asian="bold" style:font-weight-complex="bold"/>
    </style:style>
    <style:style style:name="P47" style:family="paragraph" style:parent-style-name="Table_20_Contents">
      <style:text-properties fo:font-weight="bold" officeooo:rsid="003ea7de" officeooo:paragraph-rsid="0044474c" style:font-weight-asian="bold" style:font-weight-complex="bold"/>
    </style:style>
    <style:style style:name="P48" style:family="paragraph" style:parent-style-name="Table_20_Contents">
      <style:text-properties officeooo:rsid="0041f740" officeooo:paragraph-rsid="0041f740"/>
    </style:style>
    <style:style style:name="P49" style:family="paragraph" style:parent-style-name="Table_20_Contents">
      <style:text-properties officeooo:rsid="0041f740" officeooo:paragraph-rsid="0044474c"/>
    </style:style>
    <style:style style:name="P50" style:family="paragraph" style:parent-style-name="Table_20_Contents">
      <style:text-properties officeooo:rsid="0044474c" officeooo:paragraph-rsid="0044474c"/>
    </style:style>
    <style:style style:name="P51" style:family="paragraph" style:parent-style-name="Table_20_Contents">
      <style:text-properties officeooo:rsid="0045fc04" officeooo:paragraph-rsid="0045fc04"/>
    </style:style>
    <style:style style:name="T1" style:family="text">
      <style:text-properties officeooo:rsid="001fefb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c13aa"/>
    </style:style>
    <style:style style:name="T5" style:family="text">
      <style:text-properties officeooo:rsid="003415e6"/>
    </style:style>
    <style:style style:name="T6" style:family="text">
      <style:text-properties officeooo:rsid="00359aa9"/>
    </style:style>
    <style:style style:name="T7" style:family="text">
      <style:text-properties officeooo:rsid="003d39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ifications multi-instance</text:p>
      <text:p text:style-name="P14"/>
      <text:p text:style-name="P14">Les Items restent tels qu'ils sont dans la définition. <text:span text:style-name="T5">Ils auront tous un ID</text:span></text:p>
      <text:p text:style-name="P15"/>
      <text:p text:style-name="P16">Ce sont les contextes qui vont être multipliés. L'ID va être suffixé par le ou les numéro(s) d'instance.</text:p>
      <text:p text:style-name="P16"/>
      <text:p text:style-name="P39">Contexte : tout doit il être hérité ?</text:p>
      <text:p text:style-name="P16"/>
      <text:p text:style-name="P16">Quand créer les contextes ? Au rendu ?</text:p>
      <text:p text:style-name="P16"/>
      <text:p text:style-name="P17">Il va falloir modifier les méthodes de rendu pour leur passer le contexte aussi.</text:p>
      <text:p text:style-name="P17"/>
      <text:p text:style-name="P17">Contexte : c'est tentant de le lier à l'item mais l'item change à chaque rendu ? C'est à vérifier, ce n'est peut être plus vrai. Sauf si l'on veut faire du dynamique. <text:span text:style-name="T6">Et encore, on peut créer l'item une bonne fois pour toutes.</text:span></text:p>
      <text:p text:style-name="P16"/>
      <text:p text:style-name="P17">Ensuite, à la récupération des champs, on vérifie l'item, puis le contexte (numéro d'instance) mais, y a-t-il un risque de récupérer des champs (contextes) non envoyés ? A vérifier.</text:p>
      <text:p text:style-name="P14"/>
      <text:p text:style-name="P33">La geometrie des items devient contextuelle puisque chaque instance de l'item est placée differement.</text:p>
      <text:p text:style-name="P33"/>
      <text:p text:style-name="P35">Item : </text:p>
      <text:p text:style-name="P35">- Lien entre def, widget, form, ID</text:p>
      <text:p text:style-name="P35">- Fonctions d'appel et de trigger (plus bon car devrait être sur instance)</text:p>
      <text:p text:style-name="P36"/>
      <text:p text:style-name="P36">Version actuelle :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6">Widget</text:p>
          </table:table-cell>
          <table:table-cell table:style-name="Tableau2.A1" office:value-type="string">
            <text:p text:style-name="P46">Def</text:p>
          </table:table-cell>
          <table:table-cell table:style-name="Tableau2.A1" office:value-type="string">
            <text:p text:style-name="P46">Item</text:p>
          </table:table-cell>
          <table:table-cell table:style-name="Tableau2.D1" office:value-type="string">
            <text:p text:style-name="P46">Instance</text:p>
          </table:table-cell>
        </table:table-row>
        <table:table-row>
          <table:table-cell table:style-name="Tableau2.A2" office:value-type="string">
            <text:p text:style-name="P41">Type</text:p>
          </table:table-cell>
          <table:table-cell table:style-name="Tableau2.A2" office:value-type="string">
            <text:p text:style-name="P41">Type</text:p>
          </table:table-cell>
          <table:table-cell table:style-name="Tableau2.A2" office:value-type="string">
            <text:p text:style-name="P41"/>
          </table:table-cell>
          <table:table-cell table:style-name="Tableau2.D2" office:value-type="string">
            <text:p text:style-name="P41"/>
          </table:table-cell>
        </table:table-row>
        <table:table-row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43">ID</text:p>
          </table:table-cell>
          <table:table-cell table:style-name="Tableau2.D2" office:value-type="string">
            <text:p text:style-name="P45">ID.subID</text:p>
          </table:table-cell>
        </table:table-row>
        <table:table-row>
          <table:table-cell table:style-name="Tableau2.A2" office:value-type="string">
            <text:p text:style-name="P48">Fonctions de rendu</text:p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41"/>
          </table:table-cell>
          <table:table-cell table:style-name="Tableau2.D2" office:value-type="string">
            <text:p text:style-name="P41"/>
          </table:table-cell>
        </table:table-row>
        <table:table-row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3">Triggers/functions</text:p>
          </table:table-cell>
          <table:table-cell table:style-name="Tableau2.A2" office:value-type="string">
            <text:p text:style-name="P41"/>
          </table:table-cell>
          <table:table-cell table:style-name="Tableau2.D2" office:value-type="string">
            <text:p text:style-name="P41"/>
          </table:table-cell>
        </table:table-row>
        <table:table-row>
          <table:table-cell table:style-name="Tableau2.A2" office:value-type="string">
            <text:p text:style-name="P48">Defaults</text:p>
          </table:table-cell>
          <table:table-cell table:style-name="Tableau2.A2" office:value-type="string">
            <text:p text:style-name="P43">Defaults</text:p>
          </table:table-cell>
          <table:table-cell table:style-name="Tableau2.A2" office:value-type="string">
            <text:p text:style-name="P41"/>
          </table:table-cell>
          <table:table-cell table:style-name="Tableau2.D2" office:value-type="string">
            <text:p text:style-name="P43"/>
          </table:table-cell>
        </table:table-row>
        <table:table-row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3"/>
          </table:table-cell>
          <table:table-cell table:style-name="Tableau2.A2" office:value-type="string">
            <text:p text:style-name="P41"/>
          </table:table-cell>
          <table:table-cell table:style-name="Tableau2.D2" office:value-type="string">
            <text:p text:style-name="P43">context</text:p>
          </table:table-cell>
        </table:table-row>
        <table:table-row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/>
          </table:table-cell>
          <table:table-cell table:style-name="Tableau2.D2" office:value-type="string">
            <text:p text:style-name="P43">geometry</text:p>
          </table:table-cell>
        </table:table-row>
      </table:table>
      <text:p text:style-name="P33"/>
      <text:p text:style-name="P36">Besoins :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7">Widget</text:p>
          </table:table-cell>
          <table:table-cell table:style-name="Tableau3.A1" office:value-type="string">
            <text:p text:style-name="P47">Def</text:p>
          </table:table-cell>
          <table:table-cell table:style-name="Tableau3.A1" office:value-type="string">
            <text:p text:style-name="P47">Item</text:p>
          </table:table-cell>
          <table:table-cell table:style-name="Tableau3.D1" office:value-type="string">
            <text:p text:style-name="P47">Instance</text:p>
          </table:table-cell>
        </table:table-row>
        <table:table-row>
          <table:table-cell table:style-name="Tableau3.A2" office:value-type="string">
            <text:p text:style-name="P42">Type</text:p>
          </table:table-cell>
          <table:table-cell table:style-name="Tableau3.A2" office:value-type="string">
            <text:p text:style-name="P42">Type</text:p>
          </table:table-cell>
          <table:table-cell table:style-name="Tableau3.A2" office:value-type="string">
            <text:p text:style-name="P42"/>
          </table:table-cell>
          <table:table-cell table:style-name="Tableau3.D2" office:value-type="string">
            <text:p text:style-name="P42"/>
          </table:table-cell>
        </table:table-row>
        <table:table-row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50">Id optionnel</text:p>
          </table:table-cell>
          <table:table-cell table:style-name="Tableau3.A2" office:value-type="string">
            <text:p text:style-name="P44"/>
          </table:table-cell>
          <table:table-cell table:style-name="Tableau3.D2" office:value-type="string">
            <text:p text:style-name="P51">ID</text:p>
          </table:table-cell>
        </table:table-row>
        <table:table-row>
          <table:table-cell table:style-name="Tableau3.A2" office:value-type="string">
            <text:p text:style-name="P49">Fonctions de rendu</text:p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2"/>
          </table:table-cell>
          <table:table-cell table:style-name="Tableau3.D2" office:value-type="string">
            <text:p text:style-name="P42"/>
          </table:table-cell>
        </table:table-row>
        <table:table-row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44">Triggers/functions</text:p>
          </table:table-cell>
          <table:table-cell table:style-name="Tableau3.A2" office:value-type="string">
            <text:p text:style-name="P42"/>
          </table:table-cell>
          <table:table-cell table:style-name="Tableau3.D2" office:value-type="string">
            <text:p text:style-name="P42"/>
          </table:table-cell>
        </table:table-row>
        <table:table-row>
          <table:table-cell table:style-name="Tableau3.A2" office:value-type="string">
            <text:p text:style-name="P49">Defaults</text:p>
          </table:table-cell>
          <table:table-cell table:style-name="Tableau3.A2" office:value-type="string">
            <text:p text:style-name="P44">Defaults</text:p>
          </table:table-cell>
          <table:table-cell table:style-name="Tableau3.A2" office:value-type="string">
            <text:p text:style-name="P42"/>
          </table:table-cell>
          <table:table-cell table:style-name="Tableau3.D2" office:value-type="string">
            <text:p text:style-name="P44"/>
          </table:table-cell>
        </table:table-row>
        <table:table-row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44"/>
          </table:table-cell>
          <table:table-cell table:style-name="Tableau3.A2" office:value-type="string">
            <text:p text:style-name="P42"/>
          </table:table-cell>
          <table:table-cell table:style-name="Tableau3.D2" office:value-type="string">
            <text:p text:style-name="P44">context</text:p>
          </table:table-cell>
        </table:table-row>
        <table:table-row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42"/>
          </table:table-cell>
          <table:table-cell table:style-name="Tableau3.D2" office:value-type="string">
            <text:p text:style-name="P44">geometry</text:p>
          </table:table-cell>
        </table:table-row>
      </table:table>
      <text:p text:style-name="P37"><text:soft-page-break/>A vérifier mais il n'y a probablement pas de besoin de détacher l'Item de l'instance. Juste détacher l'ID de la def</text:p>
      <text:p text:style-name="P38">Reste le problème des liens par ID dans la def.</text:p>
      <text:p text:style-name="P34"/>
      <text:p text:style-name="P39"/>
      <text:p text:style-name="P36"/>
      <text:p text:style-name="P36"/>
      <text:p text:style-name="P6">layout(item, context)</text:p>
      <text:p text:style-name="P18">Size_and_place –&gt; Context pour avoir le nombre (ou le s données nécessaire à ce calcul)</text:p>
      <text:p text:style-name="P18"><text:s text:c="2"/>→ Met les w/h de chaque item mais aussi une partie des positions ?</text:p>
      <text:p text:style-name="P19">Les positions sont relatives au parent. Il faut ensuite faire redescendre les positions absolues depuis la racine.</text:p>
      <text:p text:style-name="P18"/>
      <text:p text:style-name="P20">La position pourait redescendre en fin de layout, <text:span text:style-name="T7">ce qui évite de propager l'offset dans le rendu.</text:span></text:p>
      <text:p text:style-name="P18"/>
      <text:p text:style-name="P7"><text:span text:style-name="T7">r</text:span>ender<text:span text:style-name="T7">(item, context)</text:span></text:p>
      <text:p text:style-name="P21">Contexte nécessaire pour l'affichage des valeur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4"/>
      <text:p text:style-name="P4">Item class</text:p>
      <text:p text:style-name="P13">Item class is an internal representation of an item in a Form.</text:p>
      <text:p text:style-name="P13">For now an Item instance correpsonds to an item in formspec. But in case of repeating items, we could imagine Items corresponding do definitions and Instances corresponding to display.</text:p>
      <text:p text:style-name="P13"/>
      <text:p text:style-name="P2">Item<text:span text:style-name="T1">:new(parent, def)</text:span></text:p>
      <text:p text:style-name="P1">New Item, child of <text:span text:style-name="T2">parent</text:span>, using item definition <text:span text:style-name="T2">def</text:span>. Parent can be a Form (for « form » items) or an Item.</text:p>
      <text:p text:style-name="P1"/>
      <text:p text:style-name="P3">Item:call(name, …)</text:p>
      <text:p text:style-name="P8">Tries to call function <text:span text:style-name="T2">name</text:span> from def if it exits or from widget. If not found, returns nil.</text:p>
      <text:p text:style-name="P1"/>
      <text:p text:style-name="P3">Item:trigger(name, …)</text:p>
      <text:p text:style-name="P8">Enqueues trigger <text:span text:style-name="T2">name</text:span><text:span text:style-name="T3"> in form trigger queue. A trigger is basically a function in widget or in def. Triggers are run in a functionnal order that makes data consistent before calls. For example, </text:span><text:span text:style-name="T2">on_clicked</text:span><text:span text:style-name="T3"> are called after all data has been taken in account.</text:span></text:p>
      <text:p text:style-name="P31"/>
      <text:p text:style-name="P3">Item:handle_field_event(player_name, field, subid)</text:p>
      <text:p text:style-name="P9">Called when field data have been recieved in order to dispatch it and to create corresponding triggers.</text:p>
      <text:p text:style-name="P10">subid<text:span text:style-name="T3"> is the instance part of the ID. (TO BE IMPROVED)</text:span></text:p>
      <text:p text:style-name="P1"/>
      <text:p text:style-name="P3">Item:have_an_id()</text:p>
      <text:p text:style-name="P11">Ensures that the Item has an ID. This could be changed to automatic Ids for all items.</text:p>
      <text:p text:style-name="P11"/>
      <text:p text:style-name="P3">Item:get_context()</text:p>
      <text:p text:style-name="P12"><text:soft-page-break/>Returns the context attached to the Item. Contexts are persistant as long as Form object exists. Contexts are retreived by ID.</text:p>
      <text:p text:style-name="P1"/>
      <text:p text:style-name="P3">Item:get_attribute(name)</text:p>
      <text:p text:style-name="P22">Returns the value of an attribute attached to the item. The value is first searched in Item context and if not found, in definition.</text:p>
      <text:p text:style-name="P22"/>
      <text:p text:style-name="P3">Item:get_def_inherit(name)</text:p>
      <text:p text:style-name="P23">Returns a value that is searched in ;</text:p>
      <text:list xml:id="list4313641315033655103" text:style-name="L1">
        <text:list-item>
          <text:p text:style-name="P32">Item definition</text:p>
        </text:list-item>
        <text:list-item>
          <text:p text:style-name="P32">Widget defaults</text:p>
        </text:list-item>
        <text:list-item>
          <text:p text:style-name="P32">Parent get_def_inherit</text:p>
        </text:list-item>
      </text:list>
      <text:p text:style-name="P23"/>
      <text:p text:style-name="P3">Item:size()</text:p>
      <text:p text:style-name="P24">Gives the item its size.</text:p>
      <text:p text:style-name="P24"/>
      <text:p text:style-name="P3">Item:render(offset)</text:p>
      <text:p text:style-name="P24">Renders the item</text:p>
      <text:p text:style-name="P24"/>
      <text:p text:style-name="P3">Item:get_value()</text:p>
      <text:p text:style-name="P24">Returns context value field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Item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5">new</text:p>
          </table:table-cell>
          <table:table-cell table:style-name="Tableau1.B2" office:value-type="string">
            <text:p text:style-name="P28">Sans instance (elle est créé ensuite)</text:p>
          </table:table-cell>
        </table:table-row>
        <table:table-row>
          <table:table-cell table:style-name="Tableau1.A2" office:value-type="string">
            <text:p text:style-name="P25">call</text:p>
          </table:table-cell>
          <table:table-cell table:style-name="Tableau1.B2" office:value-type="string">
            <text:p text:style-name="P28">Bas niveau</text:p>
          </table:table-cell>
        </table:table-row>
        <table:table-row>
          <table:table-cell table:style-name="Tableau1.A2" office:value-type="string">
            <text:p text:style-name="P25">trigger</text:p>
          </table:table-cell>
          <table:table-cell table:style-name="Tableau1.B2" office:value-type="string">
            <text:p text:style-name="P28">Devrait necessiter l'instance</text:p>
          </table:table-cell>
        </table:table-row>
        <table:table-row>
          <table:table-cell table:style-name="Tableau1.A2" office:value-type="string">
            <text:p text:style-name="P25">handle_field_event</text:p>
          </table:table-cell>
          <table:table-cell table:style-name="Tableau1.B2" office:value-type="string">
            <text:p text:style-name="P28">Nécessite l'instance</text:p>
          </table:table-cell>
        </table:table-row>
        <table:table-row>
          <table:table-cell table:style-name="Tableau1.A2" office:value-type="string">
            <text:p text:style-name="P25">have_an_id</text:p>
          </table:table-cell>
          <table:table-cell table:style-name="Tableau1.B2" office:value-type="string">
            <text:p text:style-name="P29">A remplacer par un mécanisme d'identification automatique</text:p>
          </table:table-cell>
        </table:table-row>
        <table:table-row>
          <table:table-cell table:style-name="Tableau1.A2" office:value-type="string">
            <text:p text:style-name="P25">get_context</text:p>
          </table:table-cell>
          <table:table-cell table:style-name="Tableau1.B2" office:value-type="string">
            <text:p text:style-name="P30">Creer un objet Context ?</text:p>
          </table:table-cell>
        </table:table-row>
        <table:table-row>
          <table:table-cell table:style-name="Tableau1.A2" office:value-type="string">
            <text:p text:style-name="P25">get_attribute</text:p>
          </table:table-cell>
          <table:table-cell table:style-name="Tableau1.B2" office:value-type="string">
            <text:p text:style-name="P26">Pourrait être rattaché à un objet Context qui irai chercher ses valeurs par défaut dans la définition de l'item</text:p>
          </table:table-cell>
        </table:table-row>
        <table:table-row>
          <table:table-cell table:style-name="Tableau1.A2" office:value-type="string">
            <text:p text:style-name="P25">get_def_inherit</text:p>
          </table:table-cell>
          <table:table-cell table:style-name="Tableau1.B2" office:value-type="string">
            <text:p text:style-name="P27">Pour les attributs de définition comme halign, valign, ...</text:p>
          </table:table-cell>
        </table:table-row>
        <table:table-row>
          <table:table-cell table:style-name="Tableau1.A2" office:value-type="string">
            <text:p text:style-name="P25"><text:span text:style-name="T4">s</text:span>ize</text:p>
          </table:table-cell>
          <table:table-cell table:style-name="Tableau1.B2" office:value-type="string">
            <text:p text:style-name="Table_20_Contents">D<text:span text:style-name="T4">evrait être dépendant du contexte</text:span></text:p>
          </table:table-cell>
        </table:table-row>
        <table:table-row>
          <table:table-cell table:style-name="Tableau1.A2" office:value-type="string">
            <text:p text:style-name="P25">render</text:p>
          </table:table-cell>
          <table:table-cell table:style-name="Tableau1.B2" office:value-type="string">
            <text:p text:style-name="P26">Dépendant du contexte !</text:p>
          </table:table-cell>
        </table:table-row>
        <table:table-row>
          <table:table-cell table:style-name="Tableau1.A2" office:value-type="string">
            <text:p text:style-name="P25">get_value</text:p>
          </table:table-cell>
          <table:table-cell table:style-name="Tableau1.B2" office:value-type="string">
            <text:p text:style-name="P25">A vérifier, mais celui là ne devrait pas être loin d'être inutil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1:42:08.878000000</meta:creation-date>
    <dc:date>2019-01-03T15:36:22.354000000</dc:date>
    <meta:editing-duration>PT10H29M13S</meta:editing-duration>
    <meta:editing-cycles>43</meta:editing-cycles>
    <meta:generator>LibreOffice/5.0.5.2$Windows_x86 LibreOffice_project/55b006a02d247b5f7215fc6ea0fde844b30035b3</meta:generator>
    <meta:document-statistic meta:table-count="3" meta:image-count="0" meta:object-count="0" meta:page-count="3" meta:paragraph-count="103" meta:word-count="662" meta:character-count="4036" meta:non-whitespace-character-count="3477"/>
  </office:meta>
</office:document-meta>
</file>